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officeooo:rsid="0009188b" officeooo:paragraph-rsid="0009188b" style:font-size-asian="16pt" style:font-size-complex="16pt"/>
    </style:style>
    <style:style style:name="P3" style:family="paragraph" style:parent-style-name="Standard">
      <style:text-properties fo:font-size="16pt" officeooo:rsid="0009188b" officeooo:paragraph-rsid="000c3c1b" style:font-size-asian="16pt" style:font-size-complex="16pt"/>
    </style:style>
    <style:style style:name="P4" style:family="paragraph" style:parent-style-name="Standard">
      <style:text-properties fo:font-size="16pt" officeooo:rsid="0009188b" officeooo:paragraph-rsid="000a497e" style:font-size-asian="16pt" style:font-size-complex="16pt"/>
    </style:style>
    <style:style style:name="P5" style:family="paragraph" style:parent-style-name="Standard">
      <style:text-properties fo:font-size="16pt" officeooo:rsid="0009188b" officeooo:paragraph-rsid="000f64c2" style:font-size-asian="16pt" style:font-size-complex="16pt"/>
    </style:style>
    <style:style style:name="P6" style:family="paragraph" style:parent-style-name="Standard">
      <style:text-properties fo:font-size="16pt" officeooo:rsid="000c3c1b" officeooo:paragraph-rsid="000c3c1b" style:font-size-asian="16pt" style:font-size-complex="16pt"/>
    </style:style>
    <style:style style:name="P7" style:family="paragraph" style:parent-style-name="Standard">
      <style:text-properties fo:font-size="16pt" officeooo:rsid="000c3c1b" officeooo:paragraph-rsid="00113bd9" style:font-size-asian="16pt" style:font-size-complex="16pt"/>
    </style:style>
    <style:style style:name="P8" style:family="paragraph" style:parent-style-name="Standard">
      <style:text-properties fo:font-size="16pt" officeooo:rsid="000f64c2" officeooo:paragraph-rsid="000f64c2" style:font-size-asian="16pt" style:font-size-complex="16pt"/>
    </style:style>
    <style:style style:name="P9" style:family="paragraph" style:parent-style-name="Standard">
      <style:text-properties fo:font-size="16pt" officeooo:rsid="000f64c2" officeooo:paragraph-rsid="001a5826" style:font-size-asian="16pt" style:font-size-complex="16pt"/>
    </style:style>
    <style:style style:name="P10" style:family="paragraph" style:parent-style-name="Standard">
      <style:text-properties fo:font-size="16pt" officeooo:rsid="00107704" officeooo:paragraph-rsid="00107704" style:font-size-asian="16pt" style:font-size-complex="16pt"/>
    </style:style>
    <style:style style:name="P11" style:family="paragraph" style:parent-style-name="Standard">
      <style:text-properties fo:font-size="16pt" officeooo:rsid="00107704" officeooo:paragraph-rsid="00113bd9" style:font-size-asian="16pt" style:font-size-complex="16pt"/>
    </style:style>
    <style:style style:name="P12" style:family="paragraph" style:parent-style-name="Standard">
      <style:text-properties fo:font-size="16pt" officeooo:rsid="00107704" officeooo:paragraph-rsid="00160f95" style:font-size-asian="16pt" style:font-size-complex="16pt"/>
    </style:style>
    <style:style style:name="P13" style:family="paragraph" style:parent-style-name="Standard">
      <style:text-properties fo:font-size="16pt" officeooo:rsid="00107704" officeooo:paragraph-rsid="001a26b3" style:font-size-asian="16pt" style:font-size-complex="16pt"/>
    </style:style>
    <style:style style:name="P14" style:family="paragraph" style:parent-style-name="Standard">
      <style:text-properties fo:font-size="16pt" officeooo:rsid="00107704" officeooo:paragraph-rsid="000f64c2" style:font-size-asian="16pt" style:font-size-complex="16pt"/>
    </style:style>
    <style:style style:name="P15" style:family="paragraph" style:parent-style-name="Standard">
      <style:text-properties fo:font-size="16pt" officeooo:paragraph-rsid="000f64c2" style:font-size-asian="16pt" style:font-size-complex="16pt"/>
    </style:style>
    <style:style style:name="P16" style:family="paragraph" style:parent-style-name="Standard">
      <style:text-properties fo:font-size="16pt" officeooo:rsid="0014456d" officeooo:paragraph-rsid="0014456d" style:font-size-asian="16pt" style:font-size-complex="16pt"/>
    </style:style>
    <style:style style:name="P17" style:family="paragraph" style:parent-style-name="Standard">
      <style:text-properties fo:font-size="16pt" officeooo:rsid="0014456d" officeooo:paragraph-rsid="000daea3" style:font-size-asian="16pt" style:font-size-complex="16pt"/>
    </style:style>
    <style:style style:name="P18" style:family="paragraph" style:parent-style-name="Standard">
      <style:text-properties fo:font-size="16pt" officeooo:rsid="0014456d" officeooo:paragraph-rsid="00160f95" style:font-size-asian="16pt" style:font-size-complex="16pt"/>
    </style:style>
    <style:style style:name="P19" style:family="paragraph" style:parent-style-name="Standard">
      <style:text-properties fo:font-size="16pt" officeooo:paragraph-rsid="0014456d" style:font-size-asian="16pt" style:font-size-complex="16pt"/>
    </style:style>
    <style:style style:name="P20" style:family="paragraph" style:parent-style-name="Standard">
      <style:text-properties fo:font-size="16pt" officeooo:rsid="000daea3" officeooo:paragraph-rsid="000daea3" style:font-size-asian="16pt" style:font-size-complex="16pt"/>
    </style:style>
    <style:style style:name="P21" style:family="paragraph" style:parent-style-name="Standard">
      <style:text-properties fo:font-size="16pt" officeooo:rsid="00150567" officeooo:paragraph-rsid="00150567" style:font-size-asian="16pt" style:font-size-complex="16pt"/>
    </style:style>
    <style:style style:name="P22" style:family="paragraph" style:parent-style-name="Standard">
      <style:text-properties fo:font-size="16pt" officeooo:rsid="0017ce7c" officeooo:paragraph-rsid="0017ce7c" style:font-size-asian="16pt" style:font-size-complex="16pt"/>
    </style:style>
    <style:style style:name="P23" style:family="paragraph" style:parent-style-name="Standard">
      <style:text-properties fo:font-size="16pt" officeooo:rsid="001a26b3" officeooo:paragraph-rsid="001a26b3" style:font-size-asian="16pt" style:font-size-complex="16pt"/>
    </style:style>
    <style:style style:name="P24" style:family="paragraph" style:parent-style-name="Standard">
      <style:text-properties fo:font-size="16pt" officeooo:rsid="001a4b9b" officeooo:paragraph-rsid="001a4b9b" style:font-size-asian="16pt" style:font-size-complex="16pt"/>
    </style:style>
    <style:style style:name="P25" style:family="paragraph" style:parent-style-name="Standard">
      <style:text-properties fo:font-size="16pt" officeooo:rsid="001a5826" officeooo:paragraph-rsid="001a5826" style:font-size-asian="16pt" style:font-size-complex="16pt"/>
    </style:style>
    <style:style style:name="P26" style:family="paragraph" style:parent-style-name="Standard">
      <style:text-properties fo:font-size="16pt" officeooo:rsid="001bcd18" officeooo:paragraph-rsid="001bcd18" style:font-size-asian="16pt" style:font-size-complex="16pt"/>
    </style:style>
    <style:style style:name="P27" style:family="paragraph" style:parent-style-name="Standard">
      <style:text-properties fo:font-size="16pt" officeooo:rsid="002285e8" officeooo:paragraph-rsid="002285e8" style:font-size-asian="16pt" style:font-size-complex="16pt"/>
    </style:style>
    <style:style style:name="P28" style:family="paragraph" style:parent-style-name="Standard">
      <style:text-properties fo:font-size="16pt" officeooo:rsid="00241fab" officeooo:paragraph-rsid="00241fab" style:font-size-asian="16pt" style:font-size-complex="16pt"/>
    </style:style>
    <style:style style:name="P29" style:family="paragraph" style:parent-style-name="Standard">
      <style:text-properties fo:font-size="16pt" officeooo:rsid="00241fab" officeooo:paragraph-rsid="00276f3a" style:font-size-asian="16pt" style:font-size-complex="16pt"/>
    </style:style>
    <style:style style:name="P30" style:family="paragraph" style:parent-style-name="Standard">
      <style:text-properties fo:font-size="16pt" officeooo:rsid="0026ab8f" officeooo:paragraph-rsid="0026ab8f" style:font-size-asian="16pt" style:font-size-complex="16pt"/>
    </style:style>
    <style:style style:name="P31" style:family="paragraph" style:parent-style-name="Standard">
      <style:text-properties fo:font-size="16pt" officeooo:rsid="002ff51c" officeooo:paragraph-rsid="002ff51c" style:font-size-asian="16pt" style:font-size-complex="16pt"/>
    </style:style>
    <style:style style:name="P32" style:family="paragraph" style:parent-style-name="Standard">
      <style:text-properties fo:font-size="16pt" style:text-underline-style="solid" style:text-underline-type="double" style:text-underline-width="auto" style:text-underline-color="font-color" officeooo:rsid="00241fab" officeooo:paragraph-rsid="00276f3a" style:font-size-asian="16pt" style:font-size-complex="16pt"/>
    </style:style>
    <style:style style:name="P33"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6pt" officeooo:rsid="00241fab" officeooo:paragraph-rsid="00241fab" style:font-size-asian="16pt" style:font-size-complex="16pt"/>
    </style:style>
    <style:style style:name="P3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color="#ffffff" fo:font-weight="bold" fo:background-color="#006600" loext:padding="0.049cm" loext:border="0.06pt solid #006600"/>
    </style:style>
    <style:style style:name="P35" style:family="paragraph" style:parent-style-name="Heading_20_1">
      <style:text-properties fo:color="#333333" fo:font-size="16pt" fo:letter-spacing="normal" officeooo:rsid="0017ce7c" officeooo:paragraph-rsid="0017ce7c" style:font-size-asian="16pt" style:font-size-complex="16pt"/>
    </style:style>
    <style:style style:name="P36" style:family="paragraph" style:parent-style-name="Table_20_Contents">
      <style:text-properties fo:font-size="16pt" officeooo:rsid="002ff51c" officeooo:paragraph-rsid="0030e953" style:font-size-asian="16pt" style:font-size-complex="16pt"/>
    </style:style>
    <style:style style:name="P37" style:family="paragraph" style:parent-style-name="Text_20_body">
      <style:text-properties fo:font-size="16pt" style:font-size-asian="16pt" style:font-size-complex="16pt"/>
    </style:style>
    <style:style style:name="P38" style:family="paragraph" style:parent-style-name="Text_20_body">
      <style:text-properties fo:font-size="16pt" officeooo:rsid="0017ce7c" officeooo:paragraph-rsid="0017ce7c" style:font-size-asian="16pt" style:font-size-complex="16pt"/>
    </style:style>
    <style:style style:name="P39" style:family="paragraph" style:parent-style-name="Text_20_body">
      <style:text-properties fo:font-size="16pt" officeooo:rsid="00399b6a" officeooo:paragraph-rsid="00399b6a" style:font-size-asian="16pt" style:font-size-complex="16pt"/>
    </style:style>
    <style:style style:name="P40" style:family="paragraph" style:parent-style-name="Text_20_body">
      <style:text-properties fo:font-size="16pt" officeooo:rsid="003c359f" officeooo:paragraph-rsid="003c359f" style:font-size-asian="16pt" style:font-size-complex="16pt"/>
    </style:style>
    <style:style style:name="P41" style:family="paragraph" style:parent-style-name="Text_20_body">
      <style:text-properties fo:font-size="16pt" officeooo:rsid="003db27d" officeooo:paragraph-rsid="003db27d" style:font-size-asian="16pt" style:font-size-complex="16pt"/>
    </style:style>
    <style:style style:name="P42" style:family="paragraph" style:parent-style-name="Text_20_body">
      <style:text-properties fo:font-size="16pt" officeooo:paragraph-rsid="003db27d" style:font-size-asian="16pt" style:font-size-complex="16pt"/>
    </style:style>
    <style:style style:name="P43" style:family="paragraph" style:parent-style-name="Text_20_body">
      <style:text-properties fo:font-size="16pt" officeooo:rsid="003f7dd8" officeooo:paragraph-rsid="003f7dd8" style:font-size-asian="16pt" style:font-size-complex="16pt"/>
    </style:style>
    <style:style style:name="P44" style:family="paragraph" style:parent-style-name="Text_20_body">
      <style:text-properties officeooo:paragraph-rsid="0017ce7c"/>
    </style:style>
    <style:style style:name="P45" style:family="paragraph" style:parent-style-name="Text_20_body">
      <style:text-properties officeooo:rsid="003a4896" officeooo:paragraph-rsid="003a4896"/>
    </style:style>
    <style:style style:name="P46" style:family="paragraph" style:parent-style-name="Text_20_body">
      <style:paragraph-properties fo:padding-left="0cm" fo:padding-right="0cm" fo:padding-top="0cm" fo:padding-bottom="0.074cm" fo:border-left="none" fo:border-right="none" fo:border-top="none" fo:border-bottom="0.99pt solid #000000" style:join-border="false"/>
      <style:text-properties officeooo:paragraph-rsid="0017ce7c"/>
    </style:style>
    <style:style style:name="P47" style:family="paragraph" style:parent-style-name="Heading_20_1">
      <style:text-properties fo:font-size="16pt" officeooo:rsid="0017ce7c" officeooo:paragraph-rsid="0017ce7c" style:font-size-asian="16pt" style:font-size-complex="16pt"/>
    </style:style>
    <style:style style:name="P48" style:family="paragraph" style:parent-style-name="Table_20_Contents">
      <style:text-properties fo:font-size="16pt" officeooo:rsid="00399b6a" officeooo:paragraph-rsid="003a4896" style:font-size-asian="16pt" style:font-size-complex="16pt"/>
    </style:style>
    <style:style style:name="P49" style:family="paragraph" style:parent-style-name="Table_20_Contents">
      <style:text-properties fo:font-size="16pt" officeooo:rsid="000ee054" officeooo:paragraph-rsid="003a4896" style:font-size-asian="16pt" style:font-size-complex="16pt"/>
    </style:style>
    <style:style style:name="P50" style:family="paragraph" style:parent-style-name="Table_20_Contents">
      <style:text-properties fo:font-size="16pt" officeooo:rsid="003a4896" officeooo:paragraph-rsid="003a4896" style:font-size-asian="16pt" style:font-size-complex="16pt"/>
    </style:style>
    <style:style style:name="T1" style:family="text">
      <style:text-properties fo:color="#333333" fo:letter-spacing="normal"/>
    </style:style>
    <style:style style:name="T2" style:family="text">
      <style:text-properties fo:color="#333333" fo:letter-spacing="normal" officeooo:rsid="001a26b3"/>
    </style:style>
    <style:style style:name="T3" style:family="text">
      <style:text-properties fo:color="#333333" fo:font-size="16pt" fo:letter-spacing="normal" officeooo:rsid="001a26b3" style:font-size-asian="16pt" style:font-size-complex="16pt"/>
    </style:style>
    <style:style style:name="T4" style:family="text">
      <style:text-properties officeooo:rsid="00150567"/>
    </style:style>
    <style:style style:name="T5" style:family="text">
      <style:text-properties officeooo:rsid="001a26b3"/>
    </style:style>
    <style:style style:name="T6" style:family="text">
      <style:text-properties officeooo:rsid="003163d0"/>
    </style:style>
    <style:style style:name="T7" style:family="text">
      <style:text-properties officeooo:rsid="0031fb4b"/>
    </style:style>
    <style:style style:name="T8" style:family="text">
      <style:text-properties fo:font-size="16pt" style:font-size-asian="16pt" style:font-size-complex="16pt"/>
    </style:style>
    <style:style style:name="T9" style:family="text">
      <style:text-properties officeooo:rsid="003db27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Image caption automatic generation method based on weighted feature</text:p>
      <text:p text:style-name="P15"/>
      <text:p text:style-name="P16">Authors:</text:p>
      <text:p text:style-name="P17">Su Mei Xi , Young Im Cho</text:p>
      <text:p text:style-name="P20"/>
      <text:p text:style-name="P16">Year:</text:p>
      <text:p text:style-name="P16">2013</text:p>
      <text:p text:style-name="P19"/>
      <text:p text:style-name="P2">Methodology:</text:p>
      <text:p text:style-name="P4">Firstly we use the weighted feature clustering algorithm to cluster the image region, and then construct the relevance between the image region and semantic keywords on the training set, when the unlabeled image region given, computing the conditional probability of each semantic keyword appearance, the biggest conditional probability of semantic concepts as the image annotation. Since this method is feature weighted according to the statistical distribution of the features when clustering the image region, avoiding the clustering algorithm is dominated by weakly relevant features, it improves the clustering accuracy. Experimental results based on Corel image database show that the proposed method has better precision and recall.</text:p>
      <text:p text:style-name="P3"/>
      <text:p text:style-name="P6">Algorithm and models used:</text:p>
      <text:p text:style-name="P16">K-Means Clustering</text:p>
      <text:p text:style-name="P16">Weight featured Clustering</text:p>
      <text:p text:style-name="P16"/>
      <text:p text:style-name="P12">Data Set:</text:p>
      <text:p text:style-name="P18">Corel Image database</text:p>
      <text:p text:style-name="P1"/>
      <text:p text:style-name="P2">Pros:</text:p>
      <text:p text:style-name="P16">Better than CMRM<text:span text:style-name="T4">(Cross Media Relevance Model)</text:span> that uses k-means Clutering.</text:p>
      <text:p text:style-name="P21">This algorithm avoids the domination by weakly relevant features.</text:p>
      <text:p text:style-name="P21"/>
      <text:p text:style-name="P21">Link:</text:p>
      <text:p text:style-name="P21"><text:a xlink:type="simple" xlink:href="https://ieeexplore.ieee.org/document/6703998/authors#authors" text:style-name="Internet_20_link" text:visited-style-name="Visited_20_Internet_20_Link">https://ieeexplore.ieee.org/document/6703998/authors#authors</text:a></text:p>
      <text:p text:style-name="P2"/>
      <text:p text:style-name="P10">----------------------------------------------------------------------------------------</text:p>
      <text:p text:style-name="P2"/>
      <text:p text:style-name="P8"/>
      <text:p text:style-name="P8"><text:soft-page-break/></text:p>
      <text:p text:style-name="P23">Automatic Caption Generation for News Images</text:p>
      <text:p text:style-name="P8"/>
      <text:p text:style-name="P23">Authors:</text:p>
      <text:p text:style-name="P23">Yansong Feng , Mirelle Lapata</text:p>
      <text:p text:style-name="P23"/>
      <text:p text:style-name="P23">Year:</text:p>
      <text:p text:style-name="P8">201<text:span text:style-name="T5">3</text:span></text:p>
      <text:p text:style-name="P8"/>
      <text:p text:style-name="P8">Methodology:</text:p>
      <text:p text:style-name="P8">we have presented extractive and abstractive caption generation models. A key aspect of our approach is to allow both the visual and textual modalities to influence the generation task. This is achieved through an image annotation model that characterizes pictures in terms of description keywords that are subsequently used to guide the caption generation process .caption generation model adopts a two-stage approach where the image processing and surface realization are carried out sequentially. A more general model should integrate the two steps in a unified framework. . </text:p>
      <text:p text:style-name="P15"/>
      <text:p text:style-name="P7">Algorithm and models used:</text:p>
      <text:p text:style-name="P24">LDA(Latent Dirichlet Allocation)</text:p>
      <text:p text:style-name="P24">SIFT(Scale Invarient Feature Algorithm)</text:p>
      <text:p text:style-name="P11"/>
      <text:p text:style-name="P13">Data set : </text:p>
      <text:p text:style-name="P24">BBC News Dataset</text:p>
      <text:p text:style-name="P15"/>
      <text:p text:style-name="P8">Pros:</text:p>
      <text:p text:style-name="P9">extractive and abstractive caption generation models. </text:p>
      <text:p text:style-name="P9">A key aspect of our approach is to allow both the visual and textual modalities to influence the generation task.</text:p>
      <text:p text:style-name="P8"/>
      <text:p text:style-name="P25">Further Improvement:</text:p>
      <text:p text:style-name="P25">The model presented here could be further improved in several ways. First, we could allow an infinite number of topics and develop a nonparametric version that learns how many topics are optimal. Second, our model is based on word unigrams, and in this sense takes very little linguistic knowledge into account. Recent developments in topic modeling could potentially rectify this,Third, our model considers mostly local features for <text:soft-page-break/>representing the images. A better representation would also take global feature dependencies into account </text:p>
      <text:p text:style-name="P14"/>
      <text:p text:style-name="P26">Link:</text:p>
      <text:p text:style-name="P26"><text:a xlink:type="simple" xlink:href="https://ieeexplore.ieee.org/document/6205758" text:style-name="Internet_20_link" text:visited-style-name="Visited_20_Internet_20_Link">https://ieeexplore.ieee.org/document/6205758</text:a></text:p>
      <text:p text:style-name="P8"/>
      <text:p text:style-name="P5">------------------------------------------------------------------------------------------</text:p>
      <text:p text:style-name="P5"/>
      <text:p text:style-name="P5">Image Description using Visual Dependency Representations</text:p>
      <text:p text:style-name="P5"/>
      <text:p text:style-name="P27">Authors:</text:p>
      <text:p text:style-name="P27">Desmond Ellitott , Frank Keller</text:p>
      <text:p text:style-name="P27"/>
      <text:p text:style-name="P27">Year:</text:p>
      <text:p text:style-name="P27">2013</text:p>
      <text:p text:style-name="P27"/>
      <text:p text:style-name="P28">Methodology:</text:p>
      <text:p text:style-name="P28">In this paper, we introduce visual dependency representations (VDRs) to represent the structure of images. This representation encodes the geometric relations between the regions of an image.</text:p>
      <text:p text:style-name="P28"/>
      <text:p text:style-name="P28">Algorithms and models used:</text:p>
      <text:p text:style-name="P29">visual dependency representations (VDRs)</text:p>
      <text:p text:style-name="P32"/>
      <text:p text:style-name="P28">Data set:</text:p>
      <text:p text:style-name="P28">PASCAL Visual Object Classification Challenge 2011</text:p>
      <text:p text:style-name="P28"/>
      <text:p text:style-name="P28">Pros:</text:p>
      <text:p text:style-name="P5">image description models based on visual dependency representations significantly outperform competing models in both automatic and human evaluations</text:p>
      <text:p text:style-name="P5"/>
      <text:p text:style-name="P30">Further Improvement:</text:p>
      <text:p text:style-name="P30">Future work will focus on improvements to the image parser, on exploring this representation in opendomain data sets, and on using the output of an object detector to obtain a fully automated model.</text:p>
      <text:p text:style-name="P30"/>
      <text:p text:style-name="P28">Link:</text:p>
      <text:p text:style-name="P33"><text:a xlink:type="simple" xlink:href="https://www.aclweb.org/anthology/D13-1128" text:style-name="Internet_20_link" text:visited-style-name="Visited_20_Internet_20_Link">https://www.aclweb.org/anthology/D13-1128</text:a></text:p>
      <text:p text:style-name="P1"><text:soft-page-break/>Topic-Oriented Image captioning based on order-embedding</text:p>
      <text:p text:style-name="P28"/>
      <text:p text:style-name="P31">Authors:</text:p>
      <text:p text:style-name="P31">Niage Yu , Xiaolin , Binheg Song , Jian Yang , Jianwei Zhang</text:p>
      <text:p text:style-name="P31"/>
      <text:p text:style-name="P31">Year:</text:p>
      <text:p text:style-name="P31">2018</text:p>
      <text:p text:style-name="P31"/>
      <text:p text:style-name="P31">Methodology:</text:p>
      <text:p text:style-name="P1"><text:span text:style-name="T7">It uses </text:span>encoder-decoder framework <text:span text:style-name="T7">and used increased </text:span>effectiveness of the embedding metho<text:span text:style-name="T7">d</text:span></text:p>
      <text:p text:style-name="P31"/>
      <text:p text:style-name="P31">Algorithms:</text:p>
      <text:p text:style-name="P31">CNN</text:p>
      <text:p text:style-name="P31">RNN</text:p>
      <text:p text:style-name="P31">Cross-Modal Embedding</text:p>
      <text:p text:style-name="P31"/>
      <text:p text:style-name="P31">Data Set:</text:p>
      <text:p text:style-name="P31">Flickr30K</text:p>
      <text:p text:style-name="P31"/>
      <text:p text:style-name="P31">Pros:</text:p>
      <text:p text:style-name="P36"><text:span text:style-name="T6">S</text:span>ince the content of the generated caption is controllable, this framework has great potential in applications that require human-computer interaction</text:p>
      <text:p text:style-name="P31"/>
      <text:p text:style-name="P31">Link:</text:p>
      <text:p text:style-name="P31"><text:a xlink:type="simple" xlink:href="https://ieeexplore.ieee.org/document/8590814" text:style-name="Internet_20_link" text:visited-style-name="Visited_20_Internet_20_Link">https://ieeexplore.ieee.org/document/8590814</text:a></text:p>
      <text:p text:style-name="P31"/>
      <text:p text:style-name="P31"/>
      <text:p text:style-name="P28"/>
      <text:p text:style-name="P28"/>
      <text:p text:style-name="P28"/>
      <text:p text:style-name="P28"/>
      <text:p text:style-name="P28"/>
      <text:p text:style-name="P28"/>
      <text:p text:style-name="P28"/>
      <text:p text:style-name="P28"/>
      <text:p text:style-name="P28"/>
      <text:p text:style-name="P28"/>
      <text:p text:style-name="P33"/>
      <text:p text:style-name="P28"><text:soft-page-break/></text:p>
      <text:p text:style-name="P22">Applications:</text:p>
      <text:h text:style-name="P35" text:outline-level="1">Robust segmentation of biomedical figures for image-based document retrieval</text:h>
      <text:p text:style-name="P34"/>
      <text:h text:style-name="P35" text:outline-level="1">Robustly Extracting Captions in Videos Based on Stroke-Like Edges and Spatio-Temporal Analysis</text:h>
      <text:p text:style-name="P34"/>
      <text:h text:style-name="P35" text:outline-level="1">Automatic Caption Generation for News Images</text:h>
      <text:p text:style-name="P34"/>
      <text:h text:style-name="P35" text:outline-level="1">An Interactive Image Retrieval Framework for Biomedical Articles Based on Visual Region-of- Interest (ROI) Identification and Classification</text:h>
      <text:p text:style-name="P34"/>
      <text:h text:style-name="P35" text:outline-level="1">A Fast Caption Detection Method for Low Quality Video Images</text:h>
      <text:p text:style-name="P34"/>
      <text:h text:style-name="P35" text:outline-level="1">Learning Categorical Shape from Captioned Images</text:h>
      <text:p text:style-name="P34"/>
      <text:h text:style-name="P47" text:outline-level="1"><text:span text:style-name="T1">Caption detection and text recognition in news vide</text:span><text:span text:style-name="T2">o</text:span></text:h>
      <text:p text:style-name="P38"><text:span text:style-name="T2"/></text:p>
      <text:p text:style-name="P38"><text:span text:style-name="T2"/></text:p>
      <text:p text:style-name="P38"><text:span text:style-name="T2"/></text:p>
      <text:p text:style-name="P38"><text:span text:style-name="T2"/></text:p>
      <text:p text:style-name="P38"><text:span text:style-name="T2"/></text:p>
      <text:p text:style-name="P38"><text:span text:style-name="T2"/></text:p>
      <text:p text:style-name="P38"><text:span text:style-name="T2"/></text:p>
      <text:p text:style-name="P38"><text:span text:style-name="T2"/></text:p>
      <text:p text:style-name="P38"><text:span text:style-name="T2">____________________________________________________________</text:span></text:p>
      <text:p text:style-name="P38"><text:soft-page-break/><text:span text:style-name="T2">Image Captioning with Semantic Attention</text:span></text:p>
      <text:p text:style-name="P38"><text:span text:style-name="T2">Quanzeng You, Hailin Jin , Zhaowen Wang, Chen Fang, and Jiebo Luo</text:span></text:p>
      <text:p text:style-name="P38"><text:span text:style-name="T2">2016</text:span></text:p>
      <text:p text:style-name="P38"><text:span text:style-name="T2">Methodology:</text:span></text:p>
      <text:p text:style-name="P38"><text:span text:style-name="T2">model is built on top of a Recurrent Neural Network (RNN), whose initial</text:span></text:p>
      <text:p text:style-name="P38"><text:span text:style-name="T2">state captures global information from the top-down feature. As the RNN</text:span></text:p>
      <text:p text:style-name="P38"><text:span text:style-name="T2">state transits, it gets feedback and interaction from the bottom up attributes</text:span></text:p>
      <text:p text:style-name="P38"><text:span text:style-name="T2">via an attention mechanism enforced on both network state and output</text:span></text:p>
      <text:p text:style-name="P38"><text:span text:style-name="T2">nodes.</text:span></text:p>
      <text:p text:style-name="P38"><text:span text:style-name="T2">First, the intermediate filer responses from a classification Convolutional</text:span></text:p>
      <text:p text:style-name="P38"><text:span text:style-name="T2">Neural Network (CNN) is used to build a global visual description denoted</text:span></text:p>
      <text:p text:style-name="P38"><text:span text:style-name="T2">by v. In addition, a set of attribute detectors are used to get a list of visual</text:span></text:p>
      <text:p text:style-name="P38"><text:span text:style-name="T2">attributes or concepts {Ai} that are most likely to appear in the image.</text:span></text:p>
      <text:p text:style-name="P38"><text:span text:style-name="T2">Algorithm and models used:</text:span></text:p>
      <text:p text:style-name="P38"><text:span text:style-name="T2">RNN</text:span></text:p>
      <text:p text:style-name="P38"><text:span text:style-name="T2">CNN</text:span></text:p>
      <text:p text:style-name="P38"><text:span text:style-name="T2">KNN(for non parametric attribute detection)</text:span></text:p>
      <text:p text:style-name="P38"><text:span text:style-name="T2">Data Set: Flickr 30k, COCO</text:span></text:p>
      <text:p text:style-name="P38"><text:span text:style-name="T2">Pros:</text:span></text:p>
      <text:p text:style-name="P38"><text:span text:style-name="T2">combines the top-down and bottom-up approaches through a semantic</text:span></text:p>
      <text:p text:style-name="P38"><text:span text:style-name="T2">attention model.</text:span></text:p>
      <text:p text:style-name="P38"><text:span text:style-name="T2">semantic attention model has the following properties: 1) able to attend to</text:span></text:p>
      <text:p text:style-name="P38"><text:span text:style-name="T2">a semantically important concept or region of interest in an image, 2) able</text:span></text:p>
      <text:p text:style-name="P38"><text:span text:style-name="T2">to weight the relative strength of attention paid on multiple concepts, and</text:span></text:p>
      <text:p text:style-name="P38"><text:span text:style-name="T2">3) able to switch attention among concepts dynamically according to task</text:span></text:p>
      <text:p text:style-name="P38"><text:span text:style-name="T2">status.</text:span></text:p>
      <text:p text:style-name="P38"><text:soft-page-break/><text:span text:style-name="T2">__________________________________________________________</text:span></text:p>
      <text:p text:style-name="P38"><text:span text:style-name="T2">Knowing When to Look: Adaptive Attention via A Visual Sentinel for</text:span></text:p>
      <text:p text:style-name="P38"><text:span text:style-name="T2">Image Captioning.</text:span></text:p>
      <text:p text:style-name="P38"><text:span text:style-name="T2">-- Jiasen Lu, Caiming Xiong1, Devi Parikh , Richard Socher</text:span></text:p>
      <text:p text:style-name="P38"><text:span text:style-name="T2">2017</text:span></text:p>
      <text:p text:style-name="P38"><text:span text:style-name="T2">Methodology:</text:span></text:p>
      <text:p text:style-name="P38"><text:span text:style-name="T2">First a novel spatial attention model is used for extracting spatial image</text:span></text:p>
      <text:p text:style-name="P38"><text:span text:style-name="T2">features. Then a new Long Short Term Memory (LSTM) extension,</text:span></text:p>
      <text:p text:style-name="P38"><text:span text:style-name="T2">produces an additional “visual sentinel” vector instead of a single hidden</text:span></text:p>
      <text:p text:style-name="P38"><text:span text:style-name="T2">state. The “visual sentinel”, an additional latent representation of the</text:span></text:p>
      <text:p text:style-name="P38"><text:span text:style-name="T2">decoder’s memory, provides a fallback option to the decoder. A new</text:span></text:p>
      <text:p text:style-name="P38"><text:span text:style-name="T2">sentinel gate is designed, which decides how much new information the</text:span></text:p>
      <text:p text:style-name="P38"><text:span text:style-name="T2">decoder wants to get from the image as opposed to relying on the visual</text:span></text:p>
      <text:p text:style-name="P38"><text:span text:style-name="T2">sentinel when generating the next word.</text:span></text:p>
      <text:p text:style-name="P38"><text:span text:style-name="T2">Algorithm and models used:</text:span></text:p>
      <text:p text:style-name="P38"><text:span text:style-name="T2">CNN</text:span></text:p>
      <text:p text:style-name="P38"><text:span text:style-name="T2">LSTM</text:span></text:p>
      <text:p text:style-name="P38"><text:span text:style-name="T2">Data set : Flickr 30k , COCO</text:span></text:p>
      <text:p text:style-name="P38"><text:span text:style-name="T2">Pros:</text:span></text:p>
      <text:p text:style-name="P38"><text:span text:style-name="T2">An adaptive attention encoder decoder framework is introduced which can</text:span></text:p>
      <text:p text:style-name="P38"><text:span text:style-name="T2">automatically decide when to rely on visual signals and when to just rely</text:span></text:p>
      <text:p text:style-name="P38"><text:span text:style-name="T2">on the language model. When relying on visual signals, the model also</text:span></text:p>
      <text:p text:style-name="P38"><text:span text:style-name="T2">decides where – which image region – it should attend to.</text:span></text:p>
      <text:p text:style-name="P38"><text:span text:style-name="T2"/></text:p>
      <text:p text:style-name="P38"><text:span text:style-name="T2"/></text:p>
      <text:p text:style-name="P38"><text:span text:style-name="T2"/></text:p>
      <text:p text:style-name="P38"><text:soft-page-break/><text:span text:style-name="T2">____________________________________________________________</text:span></text:p>
      <text:p text:style-name="P38"><text:span text:style-name="T2">Boosting Image Captioning with Attributes</text:span></text:p>
      <text:p text:style-name="P38"><text:span text:style-name="T2">Ting Yao , Yingwei Pan , Yehao Li , Zhaofan Qiu , and Tao Mei</text:span></text:p>
      <text:p text:style-name="P38"><text:span text:style-name="T2">2017</text:span></text:p>
      <text:p text:style-name="P38"><text:span text:style-name="T2">Methodology:</text:span></text:p>
      <text:p text:style-name="P38"><text:span text:style-name="T2">Five variants of LSTM-A are devised for involvement of two design</text:span></text:p>
      <text:p text:style-name="P38"><text:span text:style-name="T2">purposes. The first purpose is about where to feed attributes into LSTM</text:span></text:p>
      <text:p text:style-name="P38"><text:span text:style-name="T2">and three architectures, i.e., LSTM-A1 (leveraging only attributes),</text:span></text:p>
      <text:p text:style-name="P38"><text:span text:style-name="T2">LSTM-A2 (inserting image representations first) and LSTM-A3 (feeding</text:span></text:p>
      <text:p text:style-name="P38"><text:span text:style-name="T2">attributes first), are derived from this view. The second is about when to</text:span></text:p>
      <text:p text:style-name="P38"><text:span text:style-name="T2">input attributes or image representations into LSTM and we design</text:span></text:p>
      <text:p text:style-name="P38"><text:span text:style-name="T2">LSTMA4 (inputting image representations at each time step) and LSTM-</text:span></text:p>
      <text:p text:style-name="P38"><text:span text:style-name="T2">A5 (inputting attributes at each time step) for this purpose.</text:span></text:p>
      <text:p text:style-name="P38"><text:span text:style-name="T2">Algorithm and models used:</text:span></text:p>
      <text:p text:style-name="P38"><text:span text:style-name="T2">Implement is mainly based on Caffe , which is one of widely adopted deep</text:span></text:p>
      <text:p text:style-name="P38"><text:span text:style-name="T2">learning frameworks.</text:span></text:p>
      <text:p text:style-name="P38"><text:span text:style-name="T2">CNN</text:span></text:p>
      <text:p text:style-name="P38"><text:span text:style-name="T2">RNN</text:span></text:p>
      <text:p text:style-name="P38"><text:span text:style-name="T2">Data Set: MS COCO</text:span></text:p>
      <text:p text:style-name="P38"><text:span text:style-name="T2">Pros:</text:span></text:p>
      <text:p text:style-name="P38"><text:span text:style-name="T2">attributes are properties observed in images with rich semantic cues and</text:span></text:p>
      <text:p text:style-name="P38"><text:span text:style-name="T2">have been proved to be effective in visual recognition. This paper</text:span></text:p>
      <text:p text:style-name="P38"><text:span text:style-name="T2">proposed attribute augmented architectures by integrating the attributes</text:span></text:p>
      <text:p text:style-name="P38"><text:span text:style-name="T2">into CNN plus RNN image captioning framework, which is a problem not</text:span></text:p>
      <text:p text:style-name="P46"><text:span text:style-name="T3">yet fully understood in the literature.</text:span></text:p>
      <text:p text:style-name="P44"><text:span text:style-name="T3"/></text:p>
      <text:p text:style-name="P37"><text:soft-page-break/>Deep Visual Semantic Alignments for generating image descriptions</text:p>
      <text:p text:style-name="P37">Andrej Karapathy , Li Fei-Fei</text:p>
      <text:p text:style-name="P37">2015</text:p>
      <text:p text:style-name="P37">Methodology:</text:p>
      <text:p text:style-name="P43">In this we first convert image into vectors through RCNN and then to convert Sentences into vectors we use BRNN(Bidirectional recuurent neural network) . Then we Align thesenvectors using Markov Random field(MRF). Then we send it to multi model RNN where it is trained . </text:p>
      <text:p text:style-name="P37"/>
      <text:p text:style-name="P40">Algorithm:</text:p>
      <text:p text:style-name="P40">RCNN</text:p>
      <text:p text:style-name="P41">BRNN</text:p>
      <text:p text:style-name="P42"><text:span text:style-name="T9">RNN</text:span></text:p>
      <text:p text:style-name="P41">Data Set: MS-COCO , Flickr8K , Flickr30K</text:p>
      <text:p text:style-name="P45"><text:span text:style-name="T8">Pros:</text:span></text:p>
      <text:p text:style-name="P49">We first present a model that aligns sentence snippets to the visual regions that they describe through a multimodal embedding. We then treat these correspondences as training data for a second, multimodal Recurrent Neural Network model that learns to generate the snippets.</text:p>
      <text:p text:style-name="P49"/>
      <text:p text:style-name="P50">Cons:</text:p>
      <text:p text:style-name="P50">our approach consists of two separate models. Going directly from an imagesentence dataset to region-level annotations as part of a single model trained end-to-end remains an open problem.</text:p>
      <text:p text:style-name="P37"/>
      <text:p text:style-name="P39">Link:</text:p>
      <text:p text:style-name="P48"><text:s/><text:a xlink:type="simple" xlink:href="https://www.cv-foundation.org/openaccess/content_cvpr_2015/papers/Karpathy_Deep_Visual-Semantic_Alignments_2015_CVPR_paper.pdf" text:style-name="Internet_20_link" text:visited-style-name="Visited_20_Internet_20_Link">https://www.cv-foundation.org/openaccess/content_cvpr_2015/papers/Karpathy_Deep_Visual-Semantic_Alignments_2015_CVPR_paper.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1T00:27:23.693264238</meta:creation-date>
    <dc:date>2019-06-13T11:07:51.490738510</dc:date>
    <meta:editing-duration>PT2H3M48S</meta:editing-duration>
    <meta:editing-cycles>41</meta:editing-cycles>
    <meta:generator>LibreOffice/6.0.7.3$Linux_X86_64 LibreOffice_project/00m0$Build-3</meta:generator>
    <meta:document-statistic meta:table-count="0" meta:image-count="0" meta:object-count="0" meta:page-count="9" meta:paragraph-count="171" meta:word-count="1334" meta:character-count="9375" meta:non-whitespace-character-count="8204"/>
  </office:meta>
</office:document-meta>
</file>